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fd1d" officeooo:paragraph-rsid="001ffd1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2b8fb6" officeooo:paragraph-rsid="002b8fb6" style:font-size-asian="14pt" style:font-size-complex="14pt"/>
    </style:style>
    <style:style style:name="P3" style:family="paragraph" style:parent-style-name="Standard">
      <style:text-properties fo:font-size="12pt" officeooo:rsid="001ffd1d" officeooo:paragraph-rsid="001ffd1d" style:font-size-asian="10.5pt" style:font-size-complex="12pt"/>
    </style:style>
    <style:style style:name="P4" style:family="paragraph" style:parent-style-name="Standard">
      <style:text-properties fo:font-size="12pt" officeooo:rsid="0022ed80" officeooo:paragraph-rsid="0022ed80" style:font-size-asian="10.5pt" style:font-size-complex="12pt"/>
    </style:style>
    <style:style style:name="P5" style:family="paragraph" style:parent-style-name="Standard">
      <style:text-properties fo:font-size="12pt" officeooo:rsid="0022ed80" officeooo:paragraph-rsid="002b8fb6" style:font-size-asian="10.5pt" style:font-size-complex="12pt"/>
    </style:style>
    <style:style style:name="P6" style:family="paragraph" style:parent-style-name="Standard">
      <style:text-properties fo:font-size="12pt" officeooo:rsid="002b8fb6" officeooo:paragraph-rsid="002b8fb6" style:font-size-asian="10.5pt" style:font-size-complex="12pt"/>
    </style:style>
    <style:style style:name="P7" style:family="paragraph" style:parent-style-name="Standard">
      <style:text-properties fo:font-size="12pt" officeooo:rsid="002b8fb6" officeooo:paragraph-rsid="002d33ff" style:font-size-asian="10.5pt" style:font-size-complex="12pt"/>
    </style:style>
    <style:style style:name="P8" style:family="paragraph" style:parent-style-name="Standard">
      <style:text-properties fo:font-size="12pt" officeooo:rsid="002d33ff" officeooo:paragraph-rsid="002d33ff" style:font-size-asian="10.5pt" style:font-size-complex="12pt"/>
    </style:style>
    <style:style style:name="P9" style:family="paragraph" style:parent-style-name="Standard">
      <style:text-properties fo:font-size="12pt" fo:font-weight="bold" officeooo:rsid="0022ed80" officeooo:paragraph-rsid="0022ed80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2ed80" officeooo:paragraph-rsid="002720c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8e4ea" officeooo:paragraph-rsid="0028e4e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ffd1d" officeooo:paragraph-rsid="001ffd1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ffd1d" officeooo:paragraph-rsid="0022ed8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231bc" officeooo:paragraph-rsid="003231b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normal" officeooo:rsid="001ffd1d" officeooo:paragraph-rsid="001ffd1d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solid" style:text-underline-width="auto" style:text-underline-color="font-color" fo:font-weight="normal" officeooo:rsid="0034f580" officeooo:paragraph-rsid="0034f58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1e2a9" officeooo:paragraph-rsid="0021e2a9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33e851" officeooo:paragraph-rsid="0033e85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34f580" officeooo:paragraph-rsid="0034f58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254ad" officeooo:paragraph-rsid="002254ad" style:font-weight-asian="normal" style:font-weight-complex="normal"/>
    </style:style>
    <style:style style:name="P21" style:family="paragraph" style:parent-style-name="Standard">
      <style:text-properties fo:font-size="12pt" officeooo:paragraph-rsid="0021e2a9"/>
    </style:style>
    <style:style style:name="P22" style:family="paragraph" style:parent-style-name="Standard">
      <style:text-properties fo:font-size="12pt" fo:font-style="normal" style:text-underline-style="none" fo:font-weight="normal" officeooo:rsid="0022ed80" officeooo:paragraph-rsid="0022ed80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24f6a8" officeooo:paragraph-rsid="0024f6a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26f380" officeooo:paragraph-rsid="0026f38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ize="12pt" fo:font-style="normal" style:text-underline-style="none" fo:font-weight="normal" officeooo:rsid="002720c2" officeooo:paragraph-rsid="0027c5c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ize="12pt" fo:font-style="normal" style:text-underline-style="none" fo:font-weight="normal" officeooo:rsid="0027c5cd" officeooo:paragraph-rsid="0027c5c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ize="12pt" fo:font-style="normal" style:text-underline-style="none" fo:font-weight="normal" officeooo:rsid="002d33ff" officeooo:paragraph-rsid="002d33f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2720c2" officeooo:paragraph-rsid="002720c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ize="12pt" fo:font-style="normal" style:text-underline-style="solid" style:text-underline-width="auto" style:text-underline-color="font-color" officeooo:rsid="002b8fb6" officeooo:paragraph-rsid="002b8fb6" style:font-size-asian="10.5pt" style:font-style-asian="normal" style:font-size-complex="12pt" style:font-style-complex="normal"/>
    </style:style>
    <style:style style:name="P30" style:family="paragraph" style:parent-style-name="Standard">
      <style:text-properties fo:color="#000000" style:font-name="Liberation Serif" fo:font-size="12pt" style:text-underline-style="none" fo:font-weight="normal" officeooo:rsid="0021e2a9" officeooo:paragraph-rsid="0021e2a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style:font-name="Liberation Serif" fo:font-size="12pt" style:text-underline-style="none" fo:font-weight="normal" officeooo:rsid="002254ad" officeooo:paragraph-rsid="002254ad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Liberation Serif" fo:font-size="12pt" style:text-underline-style="none" fo:font-weight="normal" officeooo:rsid="0022ed80" officeooo:paragraph-rsid="0022ed8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normal" officeooo:rsid="0021e2a9" officeooo:paragraph-rsid="0021e2a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normal" officeooo:rsid="0022ed80" officeooo:paragraph-rsid="0022ed80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Liberation Serif" fo:font-size="12pt" fo:font-style="italic" style:text-underline-style="none" fo:font-weight="normal" officeooo:rsid="0022ed80" officeooo:paragraph-rsid="0022ed80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49bfb" officeooo:paragraph-rsid="0022ed8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49bfb" officeooo:paragraph-rsid="00249bfb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4f6a8" officeooo:paragraph-rsid="0024f6a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6f380" officeooo:paragraph-rsid="0026f38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7c5cd" officeooo:paragraph-rsid="0027c5cd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d33ff" officeooo:paragraph-rsid="002d33f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d7482" officeooo:paragraph-rsid="002d33f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d7482" officeooo:paragraph-rsid="002d748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3085b6" officeooo:paragraph-rsid="003085b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3157b5" officeooo:paragraph-rsid="003157b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249bfb" officeooo:paragraph-rsid="00249bfb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2720c2" officeooo:paragraph-rsid="002720c2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2b8fb6" officeooo:paragraph-rsid="002b8fb6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24f6a8" officeooo:paragraph-rsid="0024f6a8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26f380" officeooo:paragraph-rsid="0026f38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27c5cd" officeooo:paragraph-rsid="0027c5c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2d33ff" officeooo:paragraph-rsid="002d33f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3085b6" officeooo:paragraph-rsid="003085b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style:text-position="0% 100%" style:font-name="Liberation Serif" fo:font-size="12pt" fo:font-style="normal" style:text-underline-style="solid" style:text-underline-width="auto" style:text-underline-color="font-color" fo:font-weight="normal" officeooo:rsid="003251ec" officeooo:paragraph-rsid="003251ec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color="#000000" style:text-line-through-style="none" style:text-line-through-type="none" style:text-position="0% 100%" style:font-name="Liberation Serif" fo:font-size="12pt" fo:font-style="normal" style:text-underline-style="none" fo:font-weight="normal" officeooo:rsid="0024f6a8" officeooo:paragraph-rsid="0024f6a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weight="bold" officeooo:rsid="0021e2a9" officeooo:paragraph-rsid="0021e2a9" style:font-size-asian="10.5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normal" officeooo:rsid="003231bc" officeooo:paragraph-rsid="003231bc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officeooo:rsid="001ffd1d" officeooo:paragraph-rsid="001ffd1d" style:font-size-asian="10.5pt" style:font-size-complex="12pt"/>
    </style:style>
    <style:style style:name="P59" style:family="paragraph" style:parent-style-name="Standard">
      <style:text-properties fo:font-size="12pt" officeooo:rsid="003e1c73" officeooo:paragraph-rsid="003e1c73" style:font-size-asian="10.5pt" style:font-size-complex="12pt"/>
    </style:style>
    <style:style style:name="P60" style:family="paragraph" style:parent-style-name="Standard">
      <style:text-properties fo:font-size="12pt" style:text-underline-style="solid" style:text-underline-width="auto" style:text-underline-color="font-color" fo:font-weight="normal" officeooo:rsid="00388b69" officeooo:paragraph-rsid="00388b69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solid" style:text-underline-width="auto" style:text-underline-color="font-color" fo:font-weight="normal" officeooo:rsid="003231bc" officeooo:paragraph-rsid="003231bc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solid" style:text-underline-width="auto" style:text-underline-color="font-color" fo:font-weight="normal" officeooo:rsid="003b27cb" officeooo:paragraph-rsid="003b27cb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solid" style:text-underline-width="auto" style:text-underline-color="font-color" officeooo:rsid="00388b69" officeooo:paragraph-rsid="00388b69" style:font-size-asian="10.5pt" style:font-size-complex="12pt"/>
    </style:style>
    <style:style style:name="P64" style:family="paragraph" style:parent-style-name="Standard">
      <style:text-properties fo:font-size="12pt" style:text-underline-style="none" fo:font-weight="normal" officeooo:rsid="0021e2a9" officeooo:paragraph-rsid="00388b69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21e2a9" officeooo:paragraph-rsid="0021e2a9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388b69" officeooo:paragraph-rsid="00388b69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34f580" officeooo:paragraph-rsid="003b27cb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34f580" officeooo:paragraph-rsid="0034f580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3b27cb" officeooo:paragraph-rsid="003b27cb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3b7a6d" officeooo:paragraph-rsid="003b7a6d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3cfa2b" officeooo:paragraph-rsid="003cfa2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6f380" officeooo:paragraph-rsid="0026f38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49bfb" officeooo:paragraph-rsid="003157b5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color="#000000" style:text-position="0% 100%" style:font-name="Liberation Serif" fo:font-size="12pt" fo:font-style="normal" style:text-underline-style="none" fo:font-weight="normal" officeooo:rsid="002d7482" officeooo:paragraph-rsid="002d7482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color="#000000" style:text-position="0% 100%" style:font-name="Liberation Serif" fo:font-size="12pt" fo:font-style="normal" style:text-underline-style="none" fo:font-weight="bold" officeooo:rsid="002b8fb6" officeooo:paragraph-rsid="002b8fb6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fo:color="#000000" style:font-name="Liberation Serif" fo:font-size="12pt" style:text-underline-style="none" fo:font-weight="normal" officeooo:rsid="002254ad" officeooo:paragraph-rsid="002254ad" style:font-size-asian="10.5pt" style:font-weight-asian="normal" style:font-size-complex="12pt" style:font-weight-complex="normal"/>
    </style:style>
    <style:style style:name="T1" style:family="text">
      <style:text-properties fo:color="#a9b7c6" style:font-name="DejaVu Sans Mono" fo:font-size="9pt" style:text-underline-style="none" fo:font-weight="normal" officeooo:rsid="0021e2a9" style:font-size-asian="10.5pt" style:font-weight-asian="normal" style:font-size-complex="12pt" style:font-weight-complex="normal"/>
    </style:style>
    <style:style style:name="T2" style:family="text">
      <style:text-properties style:text-underline-style="none" fo:font-weight="normal" officeooo:rsid="0021e2a9" style:font-size-asian="10.5pt" style:font-weight-asian="normal" style:font-size-complex="12pt" style:font-weight-complex="normal"/>
    </style:style>
    <style:style style:name="T3" style:family="text">
      <style:text-properties fo:color="#000000" style:font-name="Liberation Serif" style:text-underline-style="none" fo:font-weight="normal" officeooo:rsid="0021e2a9" style:font-size-asian="10.5pt" style:font-weight-asian="normal" style:font-size-complex="12pt" style:font-weight-complex="normal"/>
    </style:style>
    <style:style style:name="T4" style:family="text">
      <style:text-properties fo:color="#000000" style:font-name="Liberation Serif" style:font-size-asian="10.5pt" style:font-size-complex="12pt"/>
    </style:style>
    <style:style style:name="T5" style:family="text">
      <style:text-properties fo:color="#000000" style:font-name="Liberation Serif" fo:font-style="italic" style:text-underline-style="solid" style:text-underline-width="auto" style:text-underline-color="font-color" officeooo:rsid="0022ed80" style:font-size-asian="10.5pt" style:font-style-asian="italic" style:font-size-complex="12pt" style:font-style-complex="italic"/>
    </style:style>
    <style:style style:name="T6" style:family="text">
      <style:text-properties fo:color="#000000" style:text-position="sub 58%" style:font-name="Liberation Serif" style:font-size-asian="10.5pt" style:font-size-complex="12pt"/>
    </style:style>
    <style:style style:name="T7" style:family="text">
      <style:text-properties fo:color="#000000" style:text-position="sub 58%" style:font-name="Liberation Serif" officeooo:rsid="0027c5cd" style:font-size-asian="10.5pt" style:font-size-complex="12pt"/>
    </style:style>
    <style:style style:name="T8" style:family="text">
      <style:text-properties fo:color="#000000" style:text-position="0% 100%" style:font-name="Liberation Serif" style:font-size-asian="10.5pt" style:font-size-complex="12pt"/>
    </style:style>
    <style:style style:name="T9" style:family="text">
      <style:text-properties fo:color="#000000" style:text-position="0% 100%" style:font-name="Liberation Serif" officeooo:rsid="00249bfb" style:font-size-asian="10.5pt" style:font-size-complex="12pt"/>
    </style:style>
    <style:style style:name="T10" style:family="text">
      <style:text-properties fo:color="#000000" style:text-position="0% 100%" style:font-name="Liberation Serif" officeooo:rsid="0027c5cd" style:font-size-asian="10.5pt" style:font-size-complex="12pt"/>
    </style:style>
    <style:style style:name="T11" style:family="text">
      <style:text-properties fo:color="#000000" style:text-position="0% 100%" style:font-name="Liberation Serif" officeooo:rsid="002d7482" style:font-size-asian="10.5pt" style:font-size-complex="12pt"/>
    </style:style>
    <style:style style:name="T12" style:family="text">
      <style:text-properties fo:color="#000000" style:text-position="0% 100%" style:font-name="Liberation Serif" officeooo:rsid="0039d1bb" style:font-size-asian="10.5pt" style:font-size-complex="12pt"/>
    </style:style>
    <style:style style:name="T13" style:family="text">
      <style:text-properties fo:color="#000000" style:text-position="0% 100%" style:font-name="Liberation Serif" fo:font-style="normal" style:text-underline-style="none" fo:font-weight="normal" officeooo:rsid="0024f6a8" style:font-style-asian="normal" style:font-weight-asian="normal" style:font-style-complex="normal" style:font-weight-complex="normal"/>
    </style:style>
    <style:style style:name="T14" style:family="text">
      <style:text-properties fo:color="#000000" style:text-position="0% 100%" style:font-name="Liberation Serif" fo:font-style="normal" style:text-underline-style="none" fo:font-weight="normal" officeooo:rsid="002720c2" style:font-style-asian="normal" style:font-weight-asian="normal" style:font-style-complex="normal" style:font-weight-complex="normal"/>
    </style:style>
    <style:style style:name="T15" style:family="text">
      <style:text-properties fo:color="#000000" style:text-position="0% 100%" style:font-name="Liberation Serif" fo:font-style="normal" style:text-underline-style="none" fo:font-weight="normal" officeooo:rsid="0026f380" style:font-style-asian="normal" style:font-weight-asian="normal" style:font-style-complex="normal" style:font-weight-complex="normal"/>
    </style:style>
    <style:style style:name="T16" style:family="text">
      <style:text-properties fo:color="#000000" style:text-position="super 58%" style:font-name="Liberation Serif" style:font-size-asian="10.5pt" style:font-size-complex="12pt"/>
    </style:style>
    <style:style style:name="T17" style:family="text">
      <style:text-properties fo:color="#000000" style:text-position="super 58%" style:font-name="Liberation Serif" officeooo:rsid="0027c5cd" style:font-size-asian="10.5pt" style:font-size-complex="12pt"/>
    </style:style>
    <style:style style:name="T18" style:family="text">
      <style:text-properties officeooo:rsid="002254a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fd1d" style:font-weight-asian="normal" style:font-weight-complex="normal"/>
    </style:style>
    <style:style style:name="T21" style:family="text">
      <style:text-properties fo:font-weight="normal" officeooo:rsid="0024f6a8" style:font-weight-asian="normal" style:font-weight-complex="normal"/>
    </style:style>
    <style:style style:name="T22" style:family="text">
      <style:text-properties fo:font-weight="normal" officeooo:rsid="002d33ff" style:font-weight-asian="normal" style:font-weight-complex="normal"/>
    </style:style>
    <style:style style:name="T23" style:family="text">
      <style:text-properties fo:font-weight="normal" officeooo:rsid="003251ec" style:font-weight-asian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position="sub 58%" officeooo:rsid="002720c2"/>
    </style:style>
    <style:style style:name="T27" style:family="text">
      <style:text-properties officeooo:rsid="00249bfb"/>
    </style:style>
    <style:style style:name="T28" style:family="text">
      <style:text-properties officeooo:rsid="002720c2"/>
    </style:style>
    <style:style style:name="T29" style:family="text">
      <style:text-properties officeooo:rsid="002b8fb6"/>
    </style:style>
    <style:style style:name="T30" style:family="text">
      <style:text-properties officeooo:rsid="003085b6"/>
    </style:style>
    <style:style style:name="T31" style:family="text">
      <style:text-properties officeooo:rsid="003157b5"/>
    </style:style>
    <style:style style:name="T32" style:family="text">
      <style:text-properties style:text-position="super 58%"/>
    </style:style>
    <style:style style:name="T33" style:family="text">
      <style:text-properties officeooo:rsid="003251ec"/>
    </style:style>
    <style:style style:name="T34" style:family="text">
      <style:text-properties officeooo:rsid="0033e851"/>
    </style:style>
    <style:style style:name="T35" style:family="text">
      <style:text-properties officeooo:rsid="0034f580"/>
    </style:style>
    <style:style style:name="T36" style:family="text">
      <style:text-properties officeooo:rsid="00388b69"/>
    </style:style>
    <style:style style:name="T37" style:family="text">
      <style:text-properties officeooo:rsid="0039d1bb"/>
    </style:style>
    <style:style style:name="T38" style:family="text">
      <style:text-properties officeooo:rsid="0039d1bb" fo:background-color="transparent" loext:char-shading-value="0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3b27cb"/>
    </style:style>
    <style:style style:name="T41" style:family="text">
      <style:text-properties officeooo:rsid="003cfa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of the functions</text:p>
      <text:p text:style-name="P3"/>
      <text:p text:style-name="P3">This documentation cites the references of the functions implemented as well as giving examples on how to use them for further gas exchange related calculations.</text:p>
      <text:p text:style-name="P3">It is divided into several sections each focusing on different related functions being implemented.</text:p>
      <text:p text:style-name="P3"/>
      <text:p text:style-name="P3"/>
      <text:p text:style-name="P29">How to use the package and implemented functions?</text:p>
      <text:p text:style-name="P6">Just download the full folder from <text:span text:style-name="T36">my</text:span> github repository and extract all .py files into your current python working directory.</text:p>
      <text:p text:style-name="P6"/>
      <text:p text:style-name="P6">Then import all required (in case you are not sure which one to use, just import all files) functions using:</text:p>
      <text:p text:style-name="P6"/>
      <text:p text:style-name="P6">from NAME import*</text:p>
      <text:p text:style-name="P6"/>
      <text:p text:style-name="P6">where NAME is the name of the file except from the py extension. To quickly import all files, just copy these lines to your current python working file:</text:p>
      <text:p text:style-name="P6"/>
      <text:p text:style-name="P6">from ConversionsPhysical import*</text:p>
      <text:p text:style-name="P8">from ConversionBase import*</text:p>
      <text:p text:style-name="P7">from Concentrations import*</text:p>
      <text:p text:style-name="P8">from Density import*</text:p>
      <text:p text:style-name="P8">from Fluxes import*<text:line-break/><text:span text:style-name="T29">from kFromWind import*</text:span></text:p>
      <text:p text:style-name="P8">from MolarMasses import*</text:p>
      <text:p text:style-name="P8">from Nutrients import*</text:p>
      <text:p text:style-name="P7">from Oxygen import*</text:p>
      <text:p text:style-name="P6">from SchmidtNumbers import*</text:p>
      <text:p text:style-name="P6">from Solubilities import*</text:p>
      <text:p text:style-name="P8">from UniversalConstants import*</text:p>
      <text:p text:style-name="P6">from WindSpeedAtHeight import*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Table of content </text:p>
      <text:p text:style-name="P5"><text:line-break/>S<text:span text:style-name="T24">ection 0 universal constants</text:span></text:p>
      <text:p text:style-name="P4"/>
      <text:p text:style-name="P9">Section 1 physical parameters</text:p>
      <text:p text:style-name="P4"><text:tab/><text:span text:style-name="T20">-Conversion of atmospheric pressures (</text:span><text:span text:style-name="T19">1.1</text:span><text:span text:style-name="T20">)<text:line-break/><text:tab/>-Conversion of temperatures (</text:span><text:span text:style-name="T19">1.2</text:span><text:span text:style-name="T20">)</text:span></text:p>
      <text:p text:style-name="P13"><text:tab/>-<text:span text:style-name="T18">Conversion of wind speed (1.3a, 1.3b)</text:span></text:p>
      <text:p text:style-name="P13"><text:tab/>-<text:span text:style-name="T30">Calculation of sea and freshwater density (1.4)</text:span></text:p>
      <text:p text:style-name="P13"/>
      <text:p text:style-name="P9">Section 2 chemical formulas</text:p>
      <text:p text:style-name="P9"><text:tab/>-<text:span text:style-name="T21">Calculating molar masses from formulas(2.1)</text:span></text:p>
      <text:p text:style-name="P10"><text:span text:style-name="T21"><text:tab/>-</text:span><text:span text:style-name="T13">Conversion of substance mass to moles and vice versa</text:span><text:span text:style-name="T14">(2.2)</text:span></text:p>
      <text:p text:style-name="P10"><text:span text:style-name="T14"><text:tab/>-</text:span><text:span text:style-name="T15">Mass content of an atom in a formula </text:span><text:span text:style-name="T14">(2.3)</text:span></text:p>
      <text:p text:style-name="P9"/>
      <text:p text:style-name="P9">Section 3 <text:span text:style-name="T28">Nutrients</text:span></text:p>
      <text:p text:style-name="P3"><text:tab/>-<text:span text:style-name="T28">Calculation of the fraction of free ammonia (NH</text:span><text:span text:style-name="T26">3</text:span><text:span text:style-name="T28">) in water (3.1)</text:span></text:p>
      <text:p text:style-name="P3"><text:tab/>-<text:span text:style-name="T28">Calculation of the dissolved inorganic nitrogen (DIN) (3.2)</text:span></text:p>
      <text:p text:style-name="P3"/>
      <text:p text:style-name="P11">Section 4 Trace gases</text:p>
      <text:p text:style-name="P11"><text:tab/>-<text:span text:style-name="T22">conversion of dissolved oxygen concentrations (4.1) </text:span></text:p>
      <text:p text:style-name="P11"><text:span text:style-name="T22"><text:tab/>-</text:span><text:span text:style-name="T23">Solubilities of different climate relevant trace gases (4.2)</text:span></text:p>
      <text:p text:style-name="P3"><text:tab/>-<text:span text:style-name="T35">Schmidt Numbers (4.3)</text:span></text:p>
      <text:p text:style-name="P3"><text:tab/>-<text:span text:style-name="T40">gas transfer velocities (4.4)</text:span></text:p>
      <text:p text:style-name="P3"><text:tab/>-<text:span text:style-name="T40">Trace gas fluxes (4.5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56">Section 0 universal constants</text:p>
      <text:p text:style-name="P14">Provides a list and naming convention for all scientifically relevant constants used by the package:</text:p>
      <text:p text:style-name="P14"/>
      <text:p text:style-name="P60">constants and conversion factors</text:p>
      <text:p text:style-name="P14">TK = 273.15 <text:s text:c="42"/>#to convert from degrees C to absolute <text:span text:style-name="T36">t</text:span>emper<text:span text:style-name="T36">a</text:span>ture <text:span text:style-name="T36">(Kelvin)</text:span></text:p>
      <text:p text:style-name="P14">e=2.71828182845904523536028747 <text:s text:c="3"/>#<text:span text:style-name="T36">E</text:span>uler’s number</text:p>
      <text:p text:style-name="P14">Vm0=22.414 <text:s text:c="41"/>#L/mol at standard pressure and standard temperature (0 °C)</text:p>
      <text:p text:style-name="P14">Vm=24.465 <text:s text:c="43"/>#L/mol at 25 °C</text:p>
      <text:p text:style-name="P14">bar2atmp=0.9807 <text:s text:c="34"/>#relation of bar in atm</text:p>
      <text:p text:style-name="P14">hPa2atmp=0.00098692326671601 <text:s text:c="7"/>#relation hPa to atm</text:p>
      <text:p text:style-name="P14">pairO2=0.2095 <text:s text:c="38"/>#oxygen content in air</text:p>
      <text:p text:style-name="P14"/>
      <text:p text:style-name="P61">molar masses for certain common and selected atoms</text:p>
      <text:p text:style-name="P14">mC=12.0107</text:p>
      <text:p text:style-name="P14">mO=15.9994</text:p>
      <text:p text:style-name="P14">mN=14.0067</text:p>
      <text:p text:style-name="P14">mP=30.9738</text:p>
      <text:p text:style-name="P14">mH=1.0079</text:p>
      <text:p text:style-name="P14">mS=32.065</text:p>
      <text:p text:style-name="P3"/>
      <text:p text:style-name="P63">Prefixes and relevant powers to base 10</text:p>
      <text:p text:style-name="P59">In case prefixes have to be converted into scientific writing a selection of functions may help:</text:p>
      <text:p text:style-name="P59"/>
      <text:p text:style-name="P59">ppb2sci(x) converts an array of data (in ppb) to its scientific writing by multiplication with 10**-9</text:p>
      <text:p text:style-name="P59">ppm2sci(x) → multiplication with 10**-6</text:p>
      <text:p text:style-name="P59">mu2sci(x) → basically equal to ppm2sci(x)</text:p>
      <text:p text:style-name="P59">m2sci(x) → multiplication with 10**-3</text:p>
      <text:p text:style-name="P59">n2sci(x) → basically equal to ppb2sci(x)</text:p>
      <text:p text:style-name="P59"/>
      <text:p text:style-name="P59">where x is an array of input data with the respective heading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4">Section 1 – Physical Parameters</text:span></text:p>
      <text:p text:style-name="P12">Here we cover the implementation, including examples, for calculation and/or conversion of basically needed physical parameters:</text:p>
      <text:p text:style-name="P12"/>
      <text:p text:style-name="P12">-Conversion of atmospheric pressures (<text:span text:style-name="T27">1.1</text:span>)<text:line-break/>-Conversion of temperatures (<text:span text:style-name="T27">1.2</text:span>)</text:p>
      <text:p text:style-name="P12">-<text:span text:style-name="T18">Conversion of wind speed (1.3a, 1.3b)</text:span></text:p>
      <text:p text:style-name="P12">-<text:span text:style-name="T30">Calculation of sea and fresh water density (1.4)</text:span></text:p>
      <text:p text:style-name="P12"/>
      <text:p text:style-name="P12"/>
      <text:p text:style-name="P15">1.1. Conversion of atmospheric pressures.</text:p>
      <text:p text:style-name="P64">Atmospheric pressures are basic requirements for trace gas flux calculations. The major units are hectopascal (hPa), atmospheres (atm) and bar. The ConversionsPhysical.py provides functions to convert from either to <text:span text:style-name="T36">atm or backward form atmopsheres</text:span>. <text:span text:style-name="T36">Cross conversions (e.g. from bar directly to hPa) are not possible yet but could be achieved by wrapped functions e.g. :</text:span></text:p>
      <text:p text:style-name="P64"/>
      <text:p text:style-name="P66">atm2hpa(bar2atm(x))</text:p>
      <text:p text:style-name="P64"/>
      <text:p text:style-name="P64"/>
      <text:p text:style-name="P64"><text:s/>The functions are termed by the following convention:</text:p>
      <text:p text:style-name="P17"/>
      <text:p text:style-name="P17">input2output()</text:p>
      <text:p text:style-name="P17"/>
      <text:p text:style-name="P17">For instance: </text:p>
      <text:p text:style-name="P17"/>
      <text:p text:style-name="P17">hPa2atm(x) </text:p>
      <text:p text:style-name="P17"/>
      <text:p text:style-name="P17">converts pressures given in the unit “hPa” to “atm”. Note that the input x needs to be <text:span text:style-name="T36">an array of </text:span>raw data.</text:p>
      <text:p text:style-name="P17"/>
      <text:p text:style-name="P17">atm2hPa(y)</text:p>
      <text:p text:style-name="P17"/>
      <text:p text:style-name="P17">converts an array <text:span text:style-name="T36">y</text:span> of partial pressures of the unit “atm” to hPa accordingly.</text:p>
      <text:p text:style-name="P21"><text:span text:style-name="T2">The underlying conversion factor are</text:span><text:span text:style-name="T1"> </text:span><text:span text:style-name="T3">hPa2atm=0.00098692326671601, bar2atm=0.9807 if manual calculations are preferred. </text:span></text:p>
      <text:p text:style-name="P30"/>
      <text:p text:style-name="P30"/>
      <text:p text:style-name="P33">1.2. Conversion of temperatures</text:p>
      <text:p text:style-name="P31">The most relevant temperature scales are absolute temperature Kelvin scale (K) and degree Celsius (°C). Analogously to 1.1 arrays of temperature in one scale (x) can be converted to another:<text:line-break/><text:line-break/>T2K(x) → Temperature in °C to K</text:p>
      <text:p text:style-name="P31">K2T(x) → Temperature in K to °C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<text:soft-page-break/>1.3 Conversion of wind speeds</text:p>
      <text:p text:style-name="P35">1.3a Conversion from knots to ms and vice versa</text:p>
      <text:p text:style-name="P32">The file WindSpeedAtHeight.py provides functions with similar syntax to convert wind speeds from meters per second (m/s) to knots and vice versa:</text:p>
      <text:p text:style-name="P32"/>
      <text:p text:style-name="P32">u2ms(x) → converts array x (wind speed data in knots) to m/s.</text:p>
      <text:p text:style-name="P32">u2kn(x) → converts array x (wind speed data in m/s) to knots.</text:p>
      <text:p text:style-name="P31"/>
      <text:p text:style-name="P31"/>
      <text:p text:style-name="P20"><text:span text:style-name="T4"><text:s/></text:span><text:span text:style-name="T5">1.3b Conversion of wind speed measurements to reference height</text:span></text:p>
      <text:p text:style-name="P22"><text:span text:style-name="T4">Wind speeds need to be referred to a height of 10 m – which is also known as u</text:span><text:span text:style-name="T6">10</text:span><text:span text:style-name="T8">. Logarithmic wind profiles are used to scale the wind speeds at a height different from 10 m to 10 m. The underlying function of this package was taken from:<text:line-break/></text:span></text:p>
      <text:p text:style-name="P22"><text:span text:style-name="T8">Accordingly </text:span><text:span text:style-name="T9">function:<text:line-break/><text:line-break/>u_10(x,y)</text:span></text:p>
      <text:p text:style-name="P36"/>
      <text:p text:style-name="P37">converts the array x of wind speeds (m/s) measured at height y (m) to wind speeds at height 10 m. <text:span text:style-name="T37">Note that y is a constant not an array.</text:span> <text:span text:style-name="T37">The underlying function is explicitly cited as a comment in the respective python file.</text:span></text:p>
      <text:p text:style-name="P37"/>
      <text:p text:style-name="P53"/>
      <text:p text:style-name="P53">1.4 Calculation of sea and fresh water density</text:p>
      <text:p text:style-name="P44">The functions below calculate the density of freshwater in kg m-3 at a certain absolute temperature:</text:p>
      <text:p text:style-name="P44"/>
      <text:p text:style-name="P44">rho0(T)</text:p>
      <text:p text:style-name="P44"/>
      <text:p text:style-name="P44">as well as the density (same unit) of water at certain <text:s/><text:span text:style-name="T31">practical </text:span>salinity <text:span text:style-name="T31">in relation to the fresh water at the same temperature:<text:line-break/><text:line-break/>rho(T,S,rho0)</text:span></text:p>
      <text:p text:style-name="P44"/>
      <text:p text:style-name="P45">Until now, rho0 must be calculated within rho accordingly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7"/>
      <text:p text:style-name="P46"><text:soft-page-break/>Section 2</text:p>
      <text:p text:style-name="P38">This section deals with chemical formula calculations which can sometimes occur in the quantification of trace gas emissions.</text:p>
      <text:p text:style-name="P55"/>
      <text:p text:style-name="P55"/>
      <text:p text:style-name="P49">2.1. calculation of molar masses from formulas</text:p>
      <text:p text:style-name="P38">For organic molecules containing of only C,H,O,N,P and S the molar mass can be calculated using the Morg() function from the MolarMasses.py.</text:p>
      <text:p text:style-name="P38"/>
      <text:p text:style-name="P38">Morg is used as follows:<text:line-break/><text:line-break/>Morg(C,H,O,N,P,S)</text:p>
      <text:p text:style-name="P38"/>
      <text:p text:style-name="P23"><text:span text:style-name="T8">For example the molar mass of C</text:span><text:span text:style-name="T6">6</text:span><text:span text:style-name="T8">H</text:span><text:span text:style-name="T6">12</text:span><text:span text:style-name="T8">O</text:span><text:span text:style-name="T6">6</text:span><text:span text:style-name="T8"> is calculated by Morg() as follows:</text:span></text:p>
      <text:p text:style-name="P38"/>
      <text:p text:style-name="P38">Morg(6,12,6,0,0,0)</text:p>
      <text:p text:style-name="P38"/>
      <text:p text:style-name="P38"/>
      <text:p text:style-name="P49">2.2 Conversion of substance mass to moles and vice versa</text:p>
      <text:p text:style-name="P38">The function n2m converts a number of moles of substance x to a mass (g), whereas m2n converts from a given mass (in g) of x to the number of moles. Note that the molar mass is required.</text:p>
      <text:p text:style-name="P38"/>
      <text:p text:style-name="P38">n2m(m,Morg(x))</text:p>
      <text:p text:style-name="P38"/>
      <text:p text:style-name="P38">For instance, the number of moles in 1g glucose is calculated by:</text:p>
      <text:p text:style-name="P38"/>
      <text:p text:style-name="P38">n2m(1, Morg(6,12,6,0,0,0))</text:p>
      <text:p text:style-name="P38"/>
      <text:p text:style-name="P38"/>
      <text:p text:style-name="P50">2.3 Mass content of an atom in a formula</text:p>
      <text:p text:style-name="P24"><text:span text:style-name="T8">Sometimes only a fraction of an emitted mass is counted in balances. The most popular cases are C in CO</text:span><text:span text:style-name="T6">2</text:span><text:span text:style-name="T8"> and N in N</text:span><text:span text:style-name="T6">2</text:span><text:span text:style-name="T8">O, often termed CO</text:span><text:span text:style-name="T6">2</text:span><text:span text:style-name="T8">-C and N</text:span><text:span text:style-name="T6">2</text:span><text:span text:style-name="T8">O-N. The functions X_N and X_C respectively provide the fraction that N or C contribute to the mass of the emitted molecule.</text:span></text:p>
      <text:p text:style-name="P39"/>
      <text:p text:style-name="P39">For instance:</text:p>
      <text:p text:style-name="P39"/>
      <text:p text:style-name="P24"><text:span text:style-name="T8">X_N(</text:span><text:bookmark-start text:name="__DdeLink__2_849636580"/><text:span text:style-name="T8">Morg(0,0,1,2,0,0)</text:span><text:bookmark-end text:name="__DdeLink__2_849636580"/><text:span text:style-name="T8">) → 0.636<text:line-break/></text:span></text:p>
      <text:p text:style-name="P24"><text:span text:style-name="T8">This means that N contributes 63% to the molar mass of N</text:span><text:span text:style-name="T6">2</text:span><text:span text:style-name="T8">O. Accordingly, 100g N</text:span><text:span text:style-name="T6">2</text:span><text:span text:style-name="T8">O are 63 g N</text:span><text:span text:style-name="T6">2</text:span><text:span text:style-name="T8">O-N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7"><text:soft-page-break/>Section 3</text:p>
      <text:p text:style-name="P28"><text:span text:style-name="T10">3.1 </text:span><text:span text:style-name="T8">Calculation of the fraction of free ammonia</text:span></text:p>
      <text:p text:style-name="P25"><text:span text:style-name="T8">Ammonium (NH</text:span><text:span text:style-name="T6">4</text:span><text:span text:style-name="T16">+</text:span><text:span text:style-name="T8">) and NH</text:span><text:span text:style-name="T6">3</text:span><text:span text:style-name="T8"> are in acid/base equilibrium with one another. The equilibrium is mostly depended on the temperature (K) and the </text:span><text:span text:style-name="T10">pH</text:span><text:span text:style-name="T8">. Concentrations of NH</text:span><text:span text:style-name="T6">4</text:span><text:span text:style-name="T16">+</text:span><text:span text:style-name="T8"> in water samples are in fact the total <text:s/></text:span><text:span text:style-name="T10">ammonia nitrogen which is </text:span></text:p>
      <text:p text:style-name="P40"/>
      <text:p text:style-name="P25"><text:span text:style-name="T10">TAN=[NH</text:span><text:span text:style-name="T7">4</text:span><text:span text:style-name="T17">+</text:span><text:span text:style-name="T10">]+[NH</text:span><text:span text:style-name="T7">3</text:span><text:span text:style-name="T10">]</text:span></text:p>
      <text:p text:style-name="P40"/>
      <text:p text:style-name="P26"><text:span text:style-name="T8">The fraction of NH</text:span><text:span text:style-name="T6">3</text:span><text:span text:style-name="T8"> of TAN which is actually measured in a sample is calculated according to Emerson, </text:span><text:span text:style-name="T12">(</text:span><text:span text:style-name="T8">1975</text:span><text:span text:style-name="T12">)</text:span><text:span text:style-name="T8">. </text:span><text:span text:style-name="T12">The detailed citation can be found as a comment in the respective py-file.</text:span></text:p>
      <text:p text:style-name="P40"/>
      <text:p text:style-name="P40">using the function: </text:p>
      <text:p text:style-name="P40"/>
      <text:p text:style-name="P40">fNH3(TK, pH)</text:p>
      <text:p text:style-name="P39"/>
      <text:p text:style-name="P40">of the Nutrients.py. Where TK is an array of the temperature in K and pH an array of pH measurements of the same length as TK.</text:p>
      <text:p text:style-name="P40"/>
      <text:p text:style-name="P40"/>
      <text:p text:style-name="P51">3.2 Calculation of the dissolved inorganic nitrogen</text:p>
      <text:p text:style-name="P40">Basically, DIN is simply is the sum of the concentrations of TAN, nitrite (NO<text:span text:style-name="T25">2</text:span><text:span text:style-name="T32">-</text:span>) and nitrate (NO<text:span text:style-name="T25">3</text:span><text:span text:style-name="T32">-</text:span>). Note, that the concentration of all inorganic species must be molar (moles/L). If so, DIN can be calculated by:<text:line-break/><text:line-break/>DIN(NH4,NO2,NO3)</text:p>
      <text:p text:style-name="P40"/>
      <text:p text:style-name="P40">where NH4, NO2, NO3 are arrays of same length of the molar concentration of each species.</text:p>
      <text:p text:style-name="P40"/>
      <text:p text:style-name="P40"/>
      <text:p text:style-name="P40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Section 4</text:p>
      <text:p text:style-name="P52">4.1 Conversion of dissolved oxygen concentrations</text:p>
      <text:p text:style-name="P41">There are various ways to express the concentration of oxygen in water. The most common ones are molar concentrations µM and mass based (mg/L). Besides there is the partial pressure (mbar) and the saturation (%). Not all all units are so far directly convertible into another. The implemented functions <text:span text:style-name="T35">in Oxygen.py</text:span> so far are:</text:p>
      <text:p text:style-name="P41"/>
      <text:p text:style-name="P41">conc2mass(O2) → converts an array of molar oxygen concentrations (O2) (µmol/L) to mg/L</text:p>
      <text:p text:style-name="P41"/>
      <text:p text:style-name="P41">massconc2conc(mO2) → converts an array of oxygen concentrations (mO2) (mg/L) to µmol/L</text:p>
      <text:p text:style-name="P41"/>
      <text:p text:style-name="P41">massconc2pO2(KO2,mO2) → converts an array of oxygen concentrations (mO2) (mg/L) into</text:p>
      <text:p text:style-name="P27"><text:span text:style-name="T8"><text:tab/><text:tab/><text:tab/><text:tab/>partial pressure</text:span><text:span text:style-name="T12">s</text:span><text:span text:style-name="T8"> (mbar) </text:span><text:span text:style-name="T11">if the solubility of oxygen (KO2) is calculated</text:span></text:p>
      <text:p text:style-name="P42"><text:tab/><text:tab/><text:tab/><text:tab/>for each measurement. Check section <text:span text:style-name="T38">4.2</text:span><text:span text:style-name="T39"> </text:span>for further information on <text:tab/><text:tab/><text:tab/><text:tab/>KO2</text:p>
      <text:p text:style-name="P42"/>
      <text:p text:style-name="P43">mO2toSat(mO2,KO2,patm) → <text:span text:style-name="T33">Calculates the oxygen saturation in % from the mass of oxygen </text:span></text:p>
      <text:p text:style-name="P43"><text:tab/><text:tab/><text:tab/><text:tab/> <text:s text:c="2"/><text:span text:style-name="T33">(mO2, mg/L), the atmospheric pressure and the solubility of O2</text:span></text:p>
      <text:p text:style-name="P43"><text:tab/><text:tab/><text:tab/><text:tab/> <text:s text:c="2"/><text:span text:style-name="T33">(see 4.2 for more information). <text:line-break/><text:tab/><text:tab/><text:tab/><text:tab/> <text:s text:c="2"/>Note that until now, patm is a constant and not an array like </text:span></text:p>
      <text:p text:style-name="P43"><text:tab/><text:tab/><text:tab/><text:tab/> <text:s text:c="2"/><text:span text:style-name="T33">all other required parameters. If patm was not measured in the field</text:span></text:p>
      <text:p text:style-name="P43"><text:tab/><text:tab/><text:tab/><text:tab/> <text:s text:c="2"/><text:span text:style-name="T37">use the standard pressure of 1013 hPa.</text:span></text:p>
      <text:p text:style-name="P43"/>
      <text:p text:style-name="P43"/>
      <text:p text:style-name="P54">4.2 Solubilities <text:span text:style-name="T34">of climate relevant trace gases</text:span></text:p>
      <text:p text:style-name="P18">The solubilities (mol/(L atm)) of N<text:span text:style-name="T25">2</text:span>O, CH<text:span text:style-name="T25">4</text:span> <text:span text:style-name="T35">and</text:span> CO<text:span text:style-name="T25">2</text:span> <text:span text:style-name="T35">a</text:span> can be calculated from the absolute temperature (TK) and the salinity (Sal in psu) by the use of:<text:line-break/><text:line-break/>KCO2(TK,Sal)</text:p>
      <text:p text:style-name="P18">KCH4(TK,Sal)</text:p>
      <text:p text:style-name="P18">KN2O(TK,Sal)</text:p>
      <text:p text:style-name="P18"/>
      <text:p text:style-name="P19">Which are all implemented in Solubilities.py. <text:span text:style-name="T37">The underlying parameters of the polynomial functions and the respective sources they are taken from are explicitly cited as comment in the Solubilities.py . </text:span></text:p>
      <text:p text:style-name="P19"/>
      <text:p text:style-name="P18">Both, salinity and temperature need to be arrays and of same length. KCO2, KN2O, <text:span text:style-name="T35">KCH4</text:span> will be arrays accordingly.</text:p>
      <text:p text:style-name="P18"/>
      <text:p text:style-name="P19">Moreover, the Solubilities.py file also calculates the Bunsen coefficient for Oxygen which is used as KO2 in 4.1.</text:p>
      <text:p text:style-name="P19"/>
      <text:p text:style-name="P19">KO2(TK,Sal)</text:p>
      <text:p text:style-name="P19"/>
      <text:p text:style-name="P19"/>
      <text:p text:style-name="P16">4.3 Schmidt Numbers</text:p>
      <text:p text:style-name="P67">The SchmidtNumbers.py calculates the Schmidt Numbers (Sc) of CO<text:span text:style-name="T25">2</text:span>, CH<text:span text:style-name="T25">4</text:span> and N<text:span text:style-name="T25">2</text:span>O according to two direct implementations stated in Waninkhof (2014) at Sal=0 and Sal=35. For any other salinity within that range, the function assumes a linear dependency within that range, <text:span text:style-name="T37">which has become a common practice so far</text:span></text:p>
      <text:p text:style-name="P67"><text:span text:style-name="T37">see: Borges, A. V., <text:s/>Vanderborght, J.-P., Schiettegatte,L.-S. and others, Variability of the gas transfer <text:s/>velocity of CO2 in a macrotidal estuary (the Scheldt), Estuaries, 27, 593-.603, 2004</text:span>.</text:p>
      <text:p text:style-name="P67"><text:soft-page-break/>Note that input and output parameters will <text:span text:style-name="T40">have to </text:span>be arrays. DO NOT INPUT ABSOLUTE TEMPERATURE into the following functions:</text:p>
      <text:p text:style-name="P19"/>
      <text:p text:style-name="P19">ScCO2(T,Sal)</text:p>
      <text:p text:style-name="P19">ScCH4(T,Sal)</text:p>
      <text:p text:style-name="P19">ScN2O(T,Sal)</text:p>
      <text:p text:style-name="P19"/>
      <text:p text:style-name="P19"/>
      <text:p text:style-name="P19"/>
      <text:p text:style-name="P62">4.4 gas transfer velocities</text:p>
      <text:p text:style-name="P70">Gas transfer velocities k (in cm/h) are commonly derived from empiric equations based on tracer experiments in open oceans. These require the wind speed at 10 m height (u10) and the underlying functions are quadratic or cubic fit functions of experimental data and should therefore be taken with care. </text:p>
      <text:p text:style-name="P70">Over time, several fit functions have been proposed from which a few have been implemented here. The implemented functions are listed in detail in:</text:p>
      <text:p text:style-name="P70"/>
      <text:p text:style-name="P70">Wrobel and Piskozuk, Effect of gas-transfer velocity parameterization choice on air–sea CO2 fluxes in the North Atlantic Ocean and the European Arctic, Ocean Sci., 12, 1091–1103, 2016.</text:p>
      <text:p text:style-name="P70"/>
      <text:p text:style-name="P70">The models implemented are and called as follows:</text:p>
      <text:p text:style-name="P70">Waninkhof (2014) →kW14(u10,Sc)</text:p>
      <text:p text:style-name="P70">Nightingale et al., (2000) → kN00(u10,Sc)</text:p>
      <text:p text:style-name="P70">Waninkhof and McGillis (1999) → <text:s/>kWMG99(u10,Sc)</text:p>
      <text:p text:style-name="P70">Ho et al., 2006 → kHo06(u10,Sc)</text:p>
      <text:p text:style-name="P70">McGillis et al., (2001) → kMG01(u10,Sc)</text:p>
      <text:p text:style-name="P70"/>
      <text:p text:style-name="P70">Note, that all models rely on the wind speed at 10 m height and the Schmidt number calculated from the in-situ water parameters.</text:p>
      <text:p text:style-name="P70"/>
      <text:p text:style-name="P70"/>
      <text:p text:style-name="P19"/>
      <text:p text:style-name="P62">4.5 Trace gas fluxes</text:p>
      <text:p text:style-name="P69">Trace gas fluxes are calculated according to the stagnant film model which basically multiplies the difference in the trace gas concentrations in air and water with the transfer velocity <text:span text:style-name="T41">that can be derived through various experimental approaches or by the use of equations stated in 4.4.</text:span></text:p>
      <text:p text:style-name="P69"/>
      <text:p text:style-name="P71">Trace gas fluxes will be output in mass of gas per hour and square meter (mg m<text:span text:style-name="T32">-2</text:span> h<text:span text:style-name="T32">-1</text:span> for CO<text:span text:style-name="T25">2</text:span> and µg m<text:span text:style-name="T32">-2</text:span> h<text:span text:style-name="T32">-1</text:span> for N<text:span text:style-name="T25">2</text:span>O and CH<text:span text:style-name="T25">4</text:span>).</text:p>
      <text:p text:style-name="P71"/>
      <text:p text:style-name="P71">All functions are called analogously to the following example, just replace “CO2” with the gas of interest:</text:p>
      <text:p text:style-name="P71"/>
      <text:p text:style-name="P71">FCO2(k,KCO2, xCO2, xCO2atm, patm)</text:p>
      <text:p text:style-name="P71"/>
      <text:p text:style-name="P71">where k is the transfer velocity (in cm/h, see 4.4), KCO2 is the solubility of CO<text:span text:style-name="T25">2</text:span> (in mol/(L atm) see 4.2), patm (atmospheric pressure in atm) and xCO2 and xCO2atm are the molar fractions of CO<text:span text:style-name="T25">2</text:span> in water (xCO2) and air (xCO2atm) in ppm. Note, that for CH4 and N2O xCH4, xCH4atm, xN2O and xN2Oatm need to be in ppb respectively. <text:s text:c="2"/></text:p>
      <text:p text:style-name="P18"><text:s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18:50.660185193</meta:creation-date>
    <dc:date>2020-01-03T12:47:34.079012918</dc:date>
    <meta:editing-duration>PT2H5M38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9" meta:paragraph-count="171" meta:word-count="1960" meta:character-count="12549" meta:non-whitespace-character-count="10457"/>
  </office:meta>
</office:document-meta>
</file>